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16.23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99cm" fo:break-before="auto" style:use-optimal-row-height="fals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bottom"/>
      <style:paragraph-properties fo:text-align="start"/>
    </style:style>
  </office:automatic-styles>
  <office:body>
    <office:spreadsheet>
      <table:table table:name="Feuille1" table:style-name="ta1" table:print-ranges="Feuille1.A1:Feuille1.B91">
        <table:table-column table:style-name="co3" table:default-cell-style-name="Default"/>
        <table:table-column table:style-name="co4" table:default-cell-style-name="ce2"/>
        <table:table-column table:style-name="co2" table:number-columns-repeated="1022" table:default-cell-style-name="Default"/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<text:s/>lingua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<text:s/>social network per la condivisione di filmati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string">
            <text:p><text:s/>Pagina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string">
            <text:p><text:s/>Gestione account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string">
            <text:p><text:s text:c="2"/>Gestione dei diritti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3" office:value-type="string">
            <text:p><text:s/>Gestione degli utenti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3" office:value-type="string">
            <text:p><text:s/>Gestione di grupp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3" office:value-type="string">
            <text:p>parametro applicazion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3" office:value-type="string">
            <text:p>impostazioni generali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3" office:value-type="string">
            <text:p>database dei parametri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3" office:value-type="string">
            <text:p>parametro di templat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3" office:value-type="string">
            <text:p>statistic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3" office:value-type="string">
            <text:p>Google Analytics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3" office:value-type="string">
            <text:p>Log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3" office:value-type="string">
            <text:p>Statistiche generali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3" office:value-type="string">
            <text:p><text:s/>Impostazione cont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3" office:value-type="string">
            <text:p><text:s/>informazioni personali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3" office:value-type="string">
            <text:p><text:s/>Avatar / Firma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3" office:value-type="string">
            <text:p><text:s/>amministrazion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3" office:value-type="string">
            <text:p><text:s/>Torna al sit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3" office:value-type="string">
            <text:p><text:s/>sconnession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3" office:value-type="string">
            <text:p><text:s/>Nome del cont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3" office:value-type="string">
            <text:p><text:s/>Mail address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3" office:value-type="string">
            <text:p><text:s/>Password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3" office:value-type="string">
            <text:p><text:s/>New password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3" office:value-type="string">
            <text:p><text:s/>confirmation password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3" office:value-type="string">
            <text:p><text:s/>Current password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3" office:value-type="string">
            <text:p><text:s/>Cognom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3" office:value-type="string">
            <text:p><text:s/>Nom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3" office:value-type="string">
            <text:p><text:s text:c="2"/>Data di nascita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3" office:value-type="string">
            <text:p><text:s/>Convalidare le modifich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3" office:value-type="string">
            <text:p><text:s/>Rimuovi immagin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3" office:value-type="string">
            <text:p><text:s/>firma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3" office:value-type="string">
            <text:p><text:s/>firma corrent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3" office:value-type="string">
            <text:p><text:s/>sondaggi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36">
            <text:p>36</text:p>
          </table:table-cell>
          <table:table-cell table:style-name="ce3" office:value-type="string">
            <text:p><text:s/>Avatar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3" office:value-type="string">
            <text:p><text:s/>Avatar corrent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3" office:value-type="string">
            <text:p><text:s/>sondaggi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3" office:value-type="string">
            <text:p><text:s/>Le password devono soddisfare i seguenti requisiti: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40">
            <text:p>40</text:p>
          </table:table-cell>
          <table:table-cell table:style-name="ce3" office:value-type="string">
            <text:p><text:s/>Almeno &lt;strong&gt; una lettera &lt;/ strong&gt;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41">
            <text:p>41</text:p>
          </table:table-cell>
          <table:table-cell table:style-name="ce3" office:value-type="string">
            <text:p><text:s/>Almeno &lt;strong&gt; maguscule &lt;/ strong&gt;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3" office:value-type="string">
            <text:p><text:s/>Almeno &lt;strong&gt; numero &lt;/ strong&gt;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3" office:value-type="string">
            <text:p><text:s/>Almeno &lt;strong&gt;un carattere speciale&lt;/ strong&gt;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3" office:value-type="string">
            <text:p><text:s/>Deve contenire &lt;strong&gt; 8 caratteri &lt;/ strong&gt;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3" office:value-type="string">
            <text:p><text:s/>Deve essere &lt;strong&gt;identico&lt;/ strong&gt;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46">
            <text:p>46</text:p>
          </table:table-cell>
          <table:table-cell table:style-name="ce3" office:value-type="string">
            <text:p><text:s/>Grupp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3" office:value-type="string">
            <text:p><text:s/>Aggiungere un grupp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3" office:value-type="string">
            <text:p><text:s/>Stat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3" office:value-type="string">
            <text:p><text:s/>Rimuover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3" office:value-type="string">
            <text:p><text:s/>Dettagli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3" office:value-type="string">
            <text:p><text:s/>Attivat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52">
            <text:p>52</text:p>
          </table:table-cell>
          <table:table-cell table:style-name="ce3" office:value-type="string">
            <text:p><text:s/>Disabil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3" office:value-type="string">
            <text:p><text:s/>Aggiungere un utent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3" office:value-type="string">
            <text:p><text:s/>Utente interessat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55">
            <text:p>55</text:p>
          </table:table-cell>
          <table:table-cell table:style-name="ce3" office:value-type="string">
            <text:p><text:s/>Cancellar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56">
            <text:p>56</text:p>
          </table:table-cell>
          <table:table-cell table:style-name="ce3" office:value-type="string">
            <text:p><text:s/>Nome del grupp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57">
            <text:p>57</text:p>
          </table:table-cell>
          <table:table-cell table:style-name="ce3" office:value-type="string">
            <text:p><text:s/>Access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3" office:value-type="string">
            <text:p><text:s/>Diritti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59">
            <text:p>59</text:p>
          </table:table-cell>
          <table:table-cell table:style-name="ce3" office:value-type="string">
            <text:p><text:s text:c="2"/>Elementi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3" office:value-type="string">
            <text:p><text:s/>Utent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61">
            <text:p>61</text:p>
          </table:table-cell>
          <table:table-cell table:style-name="ce3" office:value-type="string">
            <text:p><text:s/>oui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62">
            <text:p>62</text:p>
          </table:table-cell>
          <table:table-cell table:style-name="ce3" office:value-type="string">
            <text:p><text:s/>non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3" office:value-type="string">
            <text:p><text:s/>Login o password errata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3" office:value-type="string">
            <text:p><text:s/>L'account viene disabilitato &lt;br&gt; si prega di contattare un amministrator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65">
            <text:p>65</text:p>
          </table:table-cell>
          <table:table-cell table:style-name="ce3" office:value-type="string">
            <text:p><text:s/>Formato di data non valida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3" office:value-type="string">
            <text:p><text:s/>La password è sbagliata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3" office:value-type="string">
            <text:p><text:s/>Le nuove password non corrispondon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3" office:value-type="string">
            <text:p><text:s/>Si prega di inserire una password diversa dalla vecchia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3" office:value-type="string">
            <text:p><text:s/>Si prega di inserire una password obbedire alle regole di complessità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3" office:value-type="string">
            <text:p><text:s/>Formato e-mail valid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71">
            <text:p>71</text:p>
          </table:table-cell>
          <table:table-cell table:style-name="ce3" office:value-type="string">
            <text:p><text:s/>L'immagine è troppo pesante, si prega di fare una foto non superiore a 2MB &lt;br&gt;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72">
            <text:p>72</text:p>
          </table:table-cell>
          <table:table-cell table:style-name="ce3" office:value-type="string">
            <text:p><text:s/>Formato non valido dei formati di immagine sono accettati: jpg, png, gif e bmp &lt;br&gt;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73">
            <text:p>73</text:p>
          </table:table-cell>
          <table:table-cell table:style-name="ce3" office:value-type="string">
            <text:p><text:s/>L'operazione non è riuscita, qualcosa è andato storto durante il download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3" office:value-type="string">
            <text:p><text:s/>Il gruppo che si desidera creare esiste già, si prega di scegliere un altr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3" office:value-type="string">
            <text:p><text:s/>Non avete completato il nome del gruppo, si prega di compilar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3" office:value-type="string">
            <text:p><text:s/>Esiste già il nome di login si prega di prendere un altro &lt;br&gt;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3" office:value-type="string">
            <text:p><text:s/>I dati sono stati aggiornati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3" office:value-type="string">
            <text:p><text:s/>Il gruppo è stato cancellato con success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79">
            <text:p>79</text:p>
          </table:table-cell>
          <table:table-cell table:style-name="ce3" office:value-type="string">
            <text:p><text:s/>I'utente è stato rimoss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3" office:value-type="string">
            <text:p><text:s/>L'immagine è stata aggiornata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81">
            <text:p>81</text:p>
          </table:table-cell>
          <table:table-cell table:style-name="ce3" office:value-type="string">
            <text:p><text:s/>Si vuole veramente eliminare questo gruppo?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3" office:value-type="string">
            <text:p><text:s/>Vuoi veramente eliminare questo utente? &lt;br&gt;</text:p>
            <text:p>Suggerimento: disabilitazione di un utente è preferibile l\'eliminazion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83">
            <text:p>83</text:p>
          </table:table-cell>
          <table:table-cell table:style-name="ce3" office:value-type="string">
            <text:p><text:s/>Il gruppo si è tentato di eliminare contiene gli utenti &lt;br&gt;</text:p>
            <text:p>Prega di indicare il gruppo al quale essa deve essere riassegnata &lt;br&gt;</text:p>
            <text:p><text:s/>Gruppo poi scosse eliminat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84">
            <text:p>84</text:p>
          </table:table-cell>
          <table:table-cell table:style-name="ce3" office:value-type="string">
            <text:p><text:s/>La password di default è: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85">
            <text:p>85</text:p>
          </table:table-cell>
          <table:table-cell table:style-name="ce3" office:value-type="string">
            <text:p><text:s/>&lt;br&gt;I utente sarà in grado di modificare la propria password è stata la sua prima connessione. &lt;br&gt;</text:p>
            <text:p><text:s/>Password di default mofifie in applicazione Impostazioni-&gt; Generali pramètres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3" office:value-type="string">
            <text:p><text:s/>Il gruppo predefinito di utenti è: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87">
            <text:p>87</text:p>
          </table:table-cell>
          <table:table-cell table:style-name="ce3" office:value-type="string">
            <text:p><text:s/>&lt;br&gt;Il gruppo predefinito viene modificato in applicazione Impostazioni-&gt;impostazioni generali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88">
            <text:p>88</text:p>
          </table:table-cell>
          <table:table-cell table:style-name="ce3" office:value-type="string">
            <text:p><text:s/>nessun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89">
            <text:p>89</text:p>
          </table:table-cell>
          <table:table-cell table:style-name="ce3" office:value-type="string">
            <text:p><text:s/>membro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90">
            <text:p>90</text:p>
          </table:table-cell>
          <table:table-cell table:style-name="ce3" office:value-type="string">
            <text:p><text:s/>moderatore</text:p>
          </table:table-cell>
          <table:table-cell table:style-name="ce1" table:number-columns-repeated="1022"/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3" office:value-type="string">
            <text:p><text:s/>amministratore</text:p>
          </table:table-cell>
          <table:table-cell table:style-name="ce1" table:number-columns-repeated="1022"/>
        </table:table-row>
        <table:table-row table:style-name="ro4">
          <table:table-cell table:style-name="ce2"/>
          <table:table-cell table:number-columns-repeated="1023"/>
        </table:table-row>
        <table:table-row table:style-name="ro4" table:number-rows-repeated="104848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Italien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7">07.08.2014</text:date>, <text:time>17:5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Potterat</meta:initial-creator>
    <meta:creation-date>2014-07-28T17:44:59.36</meta:creation-date>
    <dc:date>2014-08-07T17:53:05.82</dc:date>
    <dc:creator>Thierry Potterat</dc:creator>
    <meta:editing-duration>PT24M15S</meta:editing-duration>
    <meta:editing-cycles>4</meta:editing-cycles>
    <meta:generator>OpenOffice/4.1.0$Win32 OpenOffice.org_project/410m18$Build-9764</meta:generator>
    <meta:document-statistic meta:table-count="3" meta:cell-count="182" meta:object-count="0"/>
  </office:meta>
</office:document-meta>
</file>